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1.058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justify"/>
      <style:text-properties fo:font-family="'Times New Roman'" style:font-family-generic="roman" style:font-pitch="variable"/>
    </style:style>
    <style:style style:name="P6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cm" svg:height="0.645cm" svg:x="4.467cm" svg:y="7.746cm">
          <draw:text-box>
            <text:p text:style-name="P1"><text:span text:style-name="T1">Ø</text:span></text:p>
          </draw:text-box>
        </draw:frame>
        <draw:line draw:style-name="gr2" draw:text-style-name="P3" draw:layer="layout" svg:x1="3.762cm" svg:y1="14.672cm" svg:x2="5.534cm" svg:y2="13.692cm">
          <text:p/>
        </draw:line>
        <draw:frame draw:style-name="gr3" draw:text-style-name="P4" draw:layer="layout" svg:width="0.769cm" svg:height="0.758cm" svg:x="7.181cm" svg:y="19cm">
          <draw:text-box>
            <text:p text:style-name="P3"><text:span text:style-name="T1">A</text:span></text:p>
          </draw:text-box>
        </draw:frame>
        <draw:frame draw:style-name="gr3" draw:text-style-name="P4" draw:layer="layout" svg:width="0.777cm" svg:height="0.758cm" svg:x="5.133cm" svg:y="11.504cm">
          <draw:text-box>
            <text:p text:style-name="P3"><text:span text:style-name="T1">O</text:span></text:p>
          </draw:text-box>
        </draw:frame>
        <draw:line draw:style-name="gr2" draw:text-style-name="P3" draw:layer="layout" svg:x1="5.418cm" svg:y1="11.533cm" svg:x2="5.418cm" svg:y2="8.722cm">
          <text:p/>
        </draw:line>
        <draw:line draw:style-name="gr2" draw:text-style-name="P3" draw:layer="layout" svg:x1="7.547cm" svg:y1="19.119cm" svg:x2="5.703cm" svg:y2="18.551cm">
          <text:p/>
        </draw:line>
        <draw:frame draw:style-name="gr3" draw:text-style-name="P4" draw:layer="layout" svg:width="3.791cm" svg:height="0.758cm" svg:x="4.971cm" svg:y="7.945cm">
          <draw:text-box>
            <text:p text:style-name="P3"><text:span text:style-name="T1">приукрашивать [-, 1]</text:span></text:p>
          </draw:text-box>
        </draw:frame>
        <draw:frame draw:style-name="gr3" draw:text-style-name="P4" draw:layer="layout" svg:width="0.769cm" svg:height="0.758cm" svg:x="6.647cm" svg:y="14.542cm">
          <draw:text-box>
            <text:p text:style-name="P3"><text:span text:style-name="T1">E</text:span></text:p>
          </draw:text-box>
        </draw:frame>
        <draw:frame draw:style-name="gr3" draw:text-style-name="P4" draw:layer="layout" svg:width="0.769cm" svg:height="0.758cm" svg:x="10.43cm" svg:y="11.572cm">
          <draw:text-box>
            <text:p text:style-name="P3"><text:span text:style-name="T1">E</text:span></text:p>
          </draw:text-box>
        </draw:frame>
        <draw:frame draw:style-name="gr3" draw:text-style-name="P4" draw:layer="layout" svg:width="1.531cm" svg:height="0.758cm" svg:x="6.128cm" svg:y="1.228cm">
          <draw:text-box>
            <text:p text:style-name="P3"><text:span text:style-name="T1">драма</text:span></text:p>
          </draw:text-box>
        </draw:frame>
        <draw:frame draw:style-name="gr3" draw:text-style-name="P6" draw:layer="layout" svg:width="13.515cm" svg:height="1.029cm" svg:x="0.8cm" svg:y="0.242cm">
          <draw:text-box>
            <text:p text:style-name="P5"><text:span text:style-name="T2">Драма в том, что словами можно приукрашивать и пытаться видоизменить любую </text:span></text:p>
            <text:p text:style-name="P5"><text:span text:style-name="T2">действительность: экономическую, историческую – тут возможны всякие мнения.</text:span></text:p>
          </draw:text-box>
        </draw:frame>
        <draw:frame draw:style-name="gr3" draw:text-style-name="P4" draw:layer="layout" svg:width="0.769cm" svg:height="0.758cm" svg:x="5.032cm" svg:y="14.595cm">
          <draw:text-box>
            <text:p text:style-name="P3"><text:span text:style-name="T1">и</text:span></text:p>
          </draw:text-box>
        </draw:frame>
        <draw:line draw:style-name="gr2" draw:text-style-name="P3" draw:layer="layout" svg:x1="5.619cm" svg:y1="14.96cm" svg:x2="5.852cm" svg:y2="14.96cm">
          <text:p/>
        </draw:line>
        <draw:frame draw:style-name="gr3" draw:text-style-name="P4" draw:layer="layout" svg:width="0.769cm" svg:height="0.758cm" svg:x="5.099cm" svg:y="14.179cm">
          <draw:text-box>
            <text:p text:style-name="P3"><text:span text:style-name="T1">j</text:span></text:p>
          </draw:text-box>
        </draw:frame>
        <draw:line draw:style-name="gr2" draw:text-style-name="P3" draw:layer="layout" svg:x1="4.92cm" svg:y1="14.96cm" svg:x2="5.153cm" svg:y2="14.96cm">
          <text:p/>
        </draw:line>
        <draw:frame draw:style-name="gr3" draw:text-style-name="P4" draw:layer="layout" svg:width="0.769cm" svg:height="0.758cm" svg:x="6.548cm" svg:y="2.297cm">
          <draw:text-box>
            <text:p text:style-name="P3"><text:span text:style-name="T1">E</text:span></text:p>
          </draw:text-box>
        </draw:frame>
        <draw:line draw:style-name="gr2" draw:text-style-name="P3" draw:layer="layout" svg:x1="6.899cm" svg:y1="2.354cm" svg:x2="6.891cm" svg:y2="1.817cm">
          <text:p/>
        </draw:line>
        <draw:line draw:style-name="gr2" draw:text-style-name="P3" draw:layer="layout" svg:x1="6.888cm" svg:y1="3.622cm" svg:x2="6.887cm" svg:y2="2.835cm">
          <text:p/>
        </draw:line>
        <draw:line draw:style-name="gr2" draw:text-style-name="P3" draw:layer="layout" svg:x1="6.887cm" svg:y1="3.623cm" svg:x2="6.667cm" svg:y2="3.835cm">
          <text:p/>
        </draw:line>
        <draw:line draw:style-name="gr2" draw:text-style-name="P3" draw:layer="layout" svg:x1="6.086cm" svg:y1="2.835cm" svg:x2="7.586cm" svg:y2="2.835cm">
          <text:p/>
        </draw:line>
        <draw:line draw:style-name="gr2" draw:text-style-name="P3" draw:layer="layout" svg:x1="7.586cm" svg:y1="2.836cm" svg:x2="7.681cm" svg:y2="2.722cm">
          <text:p/>
        </draw:line>
        <draw:line draw:style-name="gr2" draw:text-style-name="P3" draw:layer="layout" svg:x1="5.995cm" svg:y1="2.948cm" svg:x2="6.09cm" svg:y2="2.834cm">
          <text:p/>
        </draw:line>
        <draw:frame draw:style-name="gr3" draw:text-style-name="P4" draw:layer="layout" svg:width="0.853cm" svg:height="0.758cm" svg:x="6.68cm" svg:y="3.14cm">
          <draw:text-box>
            <text:p text:style-name="P3"><text:span text:style-name="T1">то</text:span></text:p>
          </draw:text-box>
        </draw:frame>
        <draw:frame draw:style-name="gr1" draw:text-style-name="P2" draw:layer="layout" svg:width="1cm" svg:height="0.645cm" svg:x="6.299cm" svg:y="2.869cm">
          <draw:text-box>
            <text:p text:style-name="P1"><text:span text:style-name="T1">в</text:span></text:p>
          </draw:text-box>
        </draw:frame>
        <draw:frame draw:style-name="gr3" draw:text-style-name="P4" draw:layer="layout" svg:width="0.777cm" svg:height="0.758cm" svg:x="6.764cm" svg:y="2.848cm">
          <draw:text-box>
            <text:p text:style-name="P3"><text:span text:style-name="T1">O</text:span></text:p>
          </draw:text-box>
        </draw:frame>
        <draw:frame draw:style-name="gr1" draw:text-style-name="P2" draw:layer="layout" svg:width="1cm" svg:height="0.645cm" svg:x="6.199cm" svg:y="3.17cm">
          <draw:text-box>
            <text:p text:style-name="P1"><text:span text:style-name="T1">-м</text:span></text:p>
          </draw:text-box>
        </draw:frame>
        <draw:frame draw:style-name="gr3" draw:text-style-name="P4" draw:layer="layout" svg:width="0.769cm" svg:height="0.758cm" svg:x="6.802cm" svg:y="4.126cm">
          <draw:text-box>
            <text:p text:style-name="P3"><text:span text:style-name="T1">A</text:span></text:p>
          </draw:text-box>
        </draw:frame>
        <draw:line draw:style-name="gr2" draw:text-style-name="P3" draw:layer="layout" svg:x1="7.168cm" svg:y1="4.245cm" svg:x2="7.16cm" svg:y2="3.708cm">
          <text:p/>
        </draw:line>
        <draw:line draw:style-name="gr2" draw:text-style-name="P3" draw:layer="layout" svg:x1="7.18cm" svg:y1="5.527cm" svg:x2="7.179cm" svg:y2="4.74cm">
          <text:p/>
        </draw:line>
        <draw:line draw:style-name="gr2" draw:text-style-name="P3" draw:layer="layout" svg:x1="7.179cm" svg:y1="5.528cm" svg:x2="6.959cm" svg:y2="5.74cm">
          <text:p/>
        </draw:line>
        <draw:line draw:style-name="gr2" draw:text-style-name="P3" draw:layer="layout" svg:x1="6.378cm" svg:y1="4.74cm" svg:x2="7.878cm" svg:y2="4.74cm">
          <text:p/>
        </draw:line>
        <draw:line draw:style-name="gr2" draw:text-style-name="P3" draw:layer="layout" svg:x1="7.878cm" svg:y1="4.741cm" svg:x2="7.973cm" svg:y2="4.627cm">
          <text:p/>
        </draw:line>
        <draw:line draw:style-name="gr2" draw:text-style-name="P3" draw:layer="layout" svg:x1="6.287cm" svg:y1="4.853cm" svg:x2="6.382cm" svg:y2="4.739cm">
          <text:p/>
        </draw:line>
        <draw:line draw:style-name="gr2" draw:text-style-name="P3" draw:layer="layout" svg:x1="6.678cm" svg:y1="4.64cm" svg:x2="7.625cm" svg:y2="4.642cm">
          <text:p/>
        </draw:line>
        <draw:frame draw:style-name="gr3" draw:text-style-name="P4" draw:layer="layout" svg:width="2.36cm" svg:height="0.758cm" svg:x="7cm" svg:y="5.087cm">
          <draw:text-box>
            <text:p text:style-name="P3"><text:span text:style-name="T1">можно [-, 1]</text:span></text:p>
          </draw:text-box>
        </draw:frame>
        <draw:frame draw:style-name="gr3" draw:text-style-name="P4" draw:layer="layout" svg:width="0.769cm" svg:height="0.758cm" svg:x="7.205cm" svg:y="4.716cm">
          <draw:text-box>
            <text:p text:style-name="P3"><text:span text:style-name="T1">I</text:span></text:p>
          </draw:text-box>
        </draw:frame>
        <draw:frame draw:style-name="gr3" draw:text-style-name="P4" draw:id="id2" draw:layer="layout" svg:width="1.035cm" svg:height="0.758cm" svg:x="6.276cm" svg:y="4.926cm">
          <draw:text-box>
            <text:p text:style-name="P3"><text:span text:style-name="T1">что</text:span></text:p>
          </draw:text-box>
        </draw:frame>
        <draw:frame draw:style-name="gr3" draw:text-style-name="P4" draw:layer="layout" svg:width="0.777cm" svg:height="0.758cm" svg:x="4.631cm" svg:y="7.064cm">
          <draw:text-box>
            <text:p text:style-name="P3"><text:span text:style-name="T1">O</text:span></text:p>
          </draw:text-box>
        </draw:frame>
        <draw:line draw:style-name="gr2" draw:text-style-name="P3" draw:layer="layout" svg:x1="5.118cm" svg:y1="7.15cm" svg:x2="7.558cm" svg:y2="5.677cm">
          <text:p/>
        </draw:line>
        <draw:frame draw:style-name="gr3" draw:text-style-name="P4" draw:layer="layout" svg:width="0.769cm" svg:height="0.758cm" svg:x="5.218cm" svg:y="6.295cm">
          <draw:text-box>
            <text:p text:style-name="P3"><text:span text:style-name="T1">2</text:span></text:p>
          </draw:text-box>
        </draw:frame>
        <draw:line draw:style-name="gr2" draw:text-style-name="P3" draw:layer="layout" svg:x1="5.097cm" svg:y1="8.447cm" svg:x2="5.096cm" svg:y2="7.66cm">
          <text:p/>
        </draw:line>
        <draw:line draw:style-name="gr2" draw:text-style-name="P3" draw:layer="layout" svg:x1="5.096cm" svg:y1="8.448cm" svg:x2="4.876cm" svg:y2="8.66cm">
          <text:p/>
        </draw:line>
        <draw:line draw:style-name="gr2" draw:text-style-name="P3" draw:layer="layout" svg:x1="4.295cm" svg:y1="7.66cm" svg:x2="5.795cm" svg:y2="7.66cm">
          <text:p/>
        </draw:line>
        <draw:line draw:style-name="gr2" draw:text-style-name="P3" draw:layer="layout" svg:x1="5.795cm" svg:y1="7.661cm" svg:x2="5.89cm" svg:y2="7.547cm">
          <text:p/>
        </draw:line>
        <draw:line draw:style-name="gr2" draw:text-style-name="P3" draw:layer="layout" svg:x1="4.204cm" svg:y1="7.773cm" svg:x2="4.299cm" svg:y2="7.659cm">
          <text:p/>
        </draw:line>
        <draw:line draw:style-name="gr2" draw:text-style-name="P3" draw:layer="layout" svg:x1="4.595cm" svg:y1="7.56cm" svg:x2="5.542cm" svg:y2="7.562cm">
          <text:p/>
        </draw:line>
        <draw:frame draw:style-name="gr3" draw:text-style-name="P4" draw:layer="layout" svg:width="0.769cm" svg:height="0.758cm" svg:x="5.122cm" svg:y="7.636cm">
          <draw:text-box>
            <text:p text:style-name="P3"><text:span text:style-name="T1">I</text:span></text:p>
          </draw:text-box>
        </draw:frame>
        <draw:frame draw:style-name="gr3" draw:text-style-name="P4" draw:layer="layout" svg:width="0.769cm" svg:height="0.758cm" svg:x="7.3cm" svg:y="7.012cm">
          <draw:text-box>
            <text:p text:style-name="P3"><text:span text:style-name="T1">и</text:span></text:p>
          </draw:text-box>
        </draw:frame>
        <draw:line draw:style-name="gr2" draw:text-style-name="P3" draw:layer="layout" svg:x1="7.887cm" svg:y1="7.377cm" svg:x2="9.42cm" svg:y2="7.372cm">
          <text:p/>
        </draw:line>
        <draw:frame draw:style-name="gr3" draw:text-style-name="P4" draw:layer="layout" svg:width="0.769cm" svg:height="0.758cm" svg:x="7.367cm" svg:y="6.634cm">
          <draw:text-box>
            <text:p text:style-name="P3"><text:span text:style-name="T1">j</text:span></text:p>
          </draw:text-box>
        </draw:frame>
        <draw:line draw:style-name="gr2" draw:text-style-name="P3" draw:layer="layout" svg:x1="5.571cm" svg:y1="7.372cm" svg:x2="7.421cm" svg:y2="7.377cm">
          <text:p/>
        </draw:line>
        <draw:frame draw:style-name="gr3" draw:text-style-name="P4" draw:layer="layout" svg:width="2.801cm" svg:height="0.758cm" svg:x="9.672cm" svg:y="7.945cm">
          <draw:text-box>
            <text:p text:style-name="P3"><text:span text:style-name="T1">пытаться [-, 1]</text:span></text:p>
          </draw:text-box>
        </draw:frame>
        <draw:frame draw:style-name="gr1" draw:text-style-name="P2" draw:layer="layout" svg:width="1cm" svg:height="0.645cm" svg:x="9.169cm" svg:y="7.746cm">
          <draw:text-box>
            <text:p text:style-name="P1"><text:span text:style-name="T1">Ø</text:span></text:p>
          </draw:text-box>
        </draw:frame>
        <draw:frame draw:style-name="gr3" draw:text-style-name="P4" draw:layer="layout" svg:width="0.777cm" svg:height="0.758cm" svg:x="9.333cm" svg:y="7.064cm">
          <draw:text-box>
            <text:p text:style-name="P3"><text:span text:style-name="T1">O</text:span></text:p>
          </draw:text-box>
        </draw:frame>
        <draw:line draw:style-name="gr2" draw:text-style-name="P3" draw:layer="layout" svg:x1="9.799cm" svg:y1="8.447cm" svg:x2="9.798cm" svg:y2="7.66cm">
          <text:p/>
        </draw:line>
        <draw:line draw:style-name="gr2" draw:text-style-name="P3" draw:layer="layout" svg:x1="9.798cm" svg:y1="8.448cm" svg:x2="9.578cm" svg:y2="8.66cm">
          <text:p/>
        </draw:line>
        <draw:line draw:style-name="gr2" draw:text-style-name="P3" draw:layer="layout" svg:x1="8.997cm" svg:y1="7.66cm" svg:x2="10.497cm" svg:y2="7.66cm">
          <text:p/>
        </draw:line>
        <draw:line draw:style-name="gr2" draw:text-style-name="P3" draw:layer="layout" svg:x1="10.497cm" svg:y1="7.661cm" svg:x2="10.592cm" svg:y2="7.547cm">
          <text:p/>
        </draw:line>
        <draw:line draw:style-name="gr2" draw:text-style-name="P3" draw:layer="layout" svg:x1="8.906cm" svg:y1="7.773cm" svg:x2="9.001cm" svg:y2="7.659cm">
          <text:p/>
        </draw:line>
        <draw:line draw:style-name="gr2" draw:text-style-name="P3" draw:layer="layout" svg:x1="9.297cm" svg:y1="7.56cm" svg:x2="10.244cm" svg:y2="7.562cm">
          <text:p/>
        </draw:line>
        <draw:frame draw:style-name="gr3" draw:text-style-name="P4" draw:layer="layout" svg:width="0.769cm" svg:height="0.758cm" svg:x="9.824cm" svg:y="7.636cm">
          <draw:text-box>
            <text:p text:style-name="P3"><text:span text:style-name="T1">I</text:span></text:p>
          </draw:text-box>
        </draw:frame>
        <draw:line draw:style-name="gr2" draw:text-style-name="P3" draw:layer="layout" svg:x1="9.644cm" svg:y1="7.106cm" svg:x2="7.558cm" svg:y2="5.677cm">
          <text:p/>
        </draw:line>
        <draw:frame draw:style-name="gr3" draw:text-style-name="P4" draw:layer="layout" svg:width="0.769cm" svg:height="0.758cm" svg:x="8.04cm" svg:y="6.23cm">
          <draw:text-box>
            <text:p text:style-name="P3"><text:span text:style-name="T1">2</text:span></text:p>
          </draw:text-box>
        </draw:frame>
        <draw:frame draw:style-name="gr3" draw:text-style-name="P4" draw:layer="layout" svg:width="0.777cm" svg:height="0.758cm" svg:x="9.748cm" svg:y="8.96cm">
          <draw:text-box>
            <text:p text:style-name="P3"><text:span text:style-name="T1">O</text:span></text:p>
          </draw:text-box>
        </draw:frame>
        <draw:line draw:style-name="gr2" draw:text-style-name="P3" draw:layer="layout" svg:x1="10.162cm" svg:y1="9.104cm" svg:x2="10.154cm" svg:y2="8.567cm">
          <text:p/>
        </draw:line>
        <draw:line draw:style-name="gr2" draw:text-style-name="P3" draw:layer="layout" svg:x1="10.126cm" svg:y1="10.387cm" svg:x2="10.125cm" svg:y2="9.6cm">
          <text:p/>
        </draw:line>
        <draw:line draw:style-name="gr2" draw:text-style-name="P3" draw:layer="layout" svg:x1="10.125cm" svg:y1="10.388cm" svg:x2="9.905cm" svg:y2="10.6cm">
          <text:p/>
        </draw:line>
        <draw:line draw:style-name="gr2" draw:text-style-name="P3" draw:layer="layout" svg:x1="9.324cm" svg:y1="9.6cm" svg:x2="10.824cm" svg:y2="9.6cm">
          <text:p/>
        </draw:line>
        <draw:line draw:style-name="gr2" draw:text-style-name="P3" draw:layer="layout" svg:x1="10.824cm" svg:y1="9.601cm" svg:x2="10.919cm" svg:y2="9.487cm">
          <text:p/>
        </draw:line>
        <draw:line draw:style-name="gr2" draw:text-style-name="P3" draw:layer="layout" svg:x1="9.233cm" svg:y1="9.713cm" svg:x2="9.328cm" svg:y2="9.599cm">
          <text:p/>
        </draw:line>
        <draw:line draw:style-name="gr2" draw:text-style-name="P3" draw:layer="layout" svg:x1="9.624cm" svg:y1="9.5cm" svg:x2="10.571cm" svg:y2="9.502cm">
          <text:p/>
        </draw:line>
        <draw:frame draw:style-name="gr3" draw:text-style-name="P4" draw:layer="layout" svg:width="3.605cm" svg:height="0.758cm" svg:x="9.946cm" svg:y="9.947cm">
          <draw:text-box>
            <text:p text:style-name="P3"><text:span text:style-name="T1">видоизменить [-, 1]</text:span></text:p>
          </draw:text-box>
        </draw:frame>
        <draw:frame draw:style-name="gr3" draw:text-style-name="P4" draw:layer="layout" svg:width="0.769cm" svg:height="0.758cm" svg:x="10.151cm" svg:y="9.576cm">
          <draw:text-box>
            <text:p text:style-name="P3"><text:span text:style-name="T1">I</text:span></text:p>
          </draw:text-box>
        </draw:frame>
        <draw:frame draw:style-name="gr1" draw:text-style-name="P2" draw:layer="layout" svg:width="1cm" svg:height="0.645cm" svg:x="4.132cm" svg:y="17.521cm">
          <draw:text-box>
            <text:p text:style-name="P1"><text:span text:style-name="T1">Ø</text:span></text:p>
          </draw:text-box>
        </draw:frame>
        <draw:frame draw:style-name="gr1" draw:text-style-name="P2" draw:layer="layout" svg:width="1cm" svg:height="0.645cm" svg:x="9.41cm" svg:y="9.687cm">
          <draw:text-box>
            <text:p text:style-name="P1"><text:span text:style-name="T1">Ø</text:span></text:p>
          </draw:text-box>
        </draw:frame>
        <draw:frame draw:style-name="gr3" draw:text-style-name="P4" draw:layer="layout" svg:width="0.769cm" svg:height="0.758cm" svg:x="9.61cm" svg:y="8.534cm">
          <draw:text-box>
            <text:p text:style-name="P3"><text:span text:style-name="T1">2</text:span></text:p>
          </draw:text-box>
        </draw:frame>
        <draw:frame draw:style-name="gr3" draw:text-style-name="P4" draw:layer="layout" svg:width="0.769cm" svg:height="0.758cm" svg:x="6.199cm" svg:y="11.137cm">
          <draw:text-box>
            <text:p text:style-name="P3"><text:span text:style-name="T1">2</text:span></text:p>
          </draw:text-box>
        </draw:frame>
        <draw:line draw:style-name="gr2" draw:text-style-name="P3" draw:layer="layout" svg:x1="5.418cm" svg:y1="11.511cm" svg:x2="10.666cm" svg:y2="10.542cm">
          <text:p/>
        </draw:line>
        <draw:frame draw:style-name="gr3" draw:text-style-name="P4" draw:layer="layout" svg:width="0.769cm" svg:height="0.758cm" svg:x="4.866cm" svg:y="8.884cm">
          <draw:text-box>
            <text:p text:style-name="P3"><text:span text:style-name="T1">2</text:span></text:p>
          </draw:text-box>
        </draw:frame>
        <draw:line draw:style-name="gr2" draw:text-style-name="P3" draw:layer="layout" svg:x1="10.732cm" svg:y1="11.489cm" svg:x2="5.418cm" svg:y2="8.723cm">
          <text:p/>
        </draw:line>
        <draw:line draw:style-name="gr2" draw:text-style-name="P3" draw:layer="layout" svg:x1="10.753cm" svg:y1="11.511cm" svg:x2="10.666cm" svg:y2="10.542cm">
          <text:p/>
        </draw:line>
        <draw:frame draw:style-name="gr3" draw:text-style-name="P4" draw:layer="layout" svg:width="3.448cm" svg:height="0.758cm" svg:x="3.734cm" svg:y="11.804cm">
          <draw:text-box>
            <text:p text:style-name="P3"><text:span text:style-name="T1">действительность</text:span></text:p>
          </draw:text-box>
        </draw:frame>
        <draw:line draw:style-name="gr2" draw:text-style-name="P3" draw:layer="layout" svg:x1="9.962cm" svg:y1="12.138cm" svg:x2="11.462cm" svg:y2="12.138cm">
          <text:p/>
        </draw:line>
        <draw:line draw:style-name="gr2" draw:text-style-name="P3" draw:layer="layout" svg:x1="10.763cm" svg:y1="12.925cm" svg:x2="10.762cm" svg:y2="12.138cm">
          <text:p/>
        </draw:line>
        <draw:line draw:style-name="gr2" draw:text-style-name="P3" draw:layer="layout" svg:x1="10.982cm" svg:y1="13.138cm" svg:x2="10.762cm" svg:y2="12.926cm">
          <text:p/>
        </draw:line>
        <draw:line draw:style-name="gr2" draw:text-style-name="P3" draw:layer="layout" svg:x1="11.462cm" svg:y1="12.139cm" svg:x2="11.557cm" svg:y2="12.025cm">
          <text:p/>
        </draw:line>
        <draw:line draw:style-name="gr2" draw:text-style-name="P3" draw:layer="layout" svg:x1="9.871cm" svg:y1="12.251cm" svg:x2="9.966cm" svg:y2="12.137cm">
          <text:p/>
        </draw:line>
        <draw:frame draw:style-name="gr3" draw:text-style-name="P4" draw:layer="layout" svg:width="1.26cm" svg:height="0.758cm" svg:x="9.658cm" svg:y="12.504cm">
          <draw:text-box>
            <text:p text:style-name="P3"><text:span text:style-name="T1">слва</text:span></text:p>
          </draw:text-box>
        </draw:frame>
        <draw:frame draw:style-name="gr1" draw:text-style-name="P2" draw:layer="layout" svg:width="1.251cm" svg:height="0.645cm" svg:x="10.668cm" svg:y="12.299cm">
          <draw:text-box>
            <text:p text:style-name="P1"><text:span text:style-name="T1">-ами</text:span></text:p>
          </draw:text-box>
        </draw:frame>
        <draw:frame draw:style-name="gr3" draw:text-style-name="P4" draw:layer="layout" svg:width="0.777cm" svg:height="0.758cm" svg:x="10.126cm" svg:y="12.177cm">
          <draw:text-box>
            <text:p text:style-name="P3"><text:span text:style-name="T1">O</text:span></text:p>
          </draw:text-box>
        </draw:frame>
        <draw:frame draw:style-name="gr3" draw:text-style-name="P4" draw:layer="layout" svg:width="0.769cm" svg:height="0.758cm" svg:x="5.184cm" svg:y="12.826cm">
          <draw:text-box>
            <text:p text:style-name="P3"><text:span text:style-name="T1">A</text:span></text:p>
          </draw:text-box>
        </draw:frame>
        <draw:line draw:style-name="gr2" draw:text-style-name="P3" draw:layer="layout" svg:x1="5.55cm" svg:y1="12.945cm" svg:x2="5.542cm" svg:y2="12.408cm">
          <text:p/>
        </draw:line>
        <draw:frame draw:style-name="gr3" draw:text-style-name="P4" draw:layer="layout" svg:width="1.603cm" svg:height="0.758cm" svg:x="4.785cm" svg:y="13.126cm">
          <draw:text-box>
            <text:p text:style-name="P3"><text:span text:style-name="T1">любую</text:span></text:p>
          </draw:text-box>
        </draw:frame>
        <draw:line draw:style-name="gr2" draw:text-style-name="P3" draw:layer="layout" svg:x1="7.086cm" svg:y1="14.628cm" svg:x2="5.534cm" svg:y2="13.692cm">
          <text:p/>
        </draw:line>
        <draw:frame draw:style-name="gr3" draw:text-style-name="P4" draw:layer="layout" svg:width="0.769cm" svg:height="0.758cm" svg:x="3.448cm" svg:y="14.542cm">
          <draw:text-box>
            <text:p text:style-name="P3"><text:span text:style-name="T1">E</text:span></text:p>
          </draw:text-box>
        </draw:frame>
        <draw:line draw:style-name="gr2" draw:text-style-name="P3" draw:layer="layout" svg:x1="2.921cm" svg:y1="15.107cm" svg:x2="4.421cm" svg:y2="15.107cm">
          <text:p/>
        </draw:line>
        <draw:line draw:style-name="gr2" draw:text-style-name="P3" draw:layer="layout" svg:x1="3.722cm" svg:y1="15.894cm" svg:x2="3.721cm" svg:y2="15.107cm">
          <text:p/>
        </draw:line>
        <draw:line draw:style-name="gr2" draw:text-style-name="P3" draw:layer="layout" svg:x1="3.941cm" svg:y1="16.107cm" svg:x2="3.721cm" svg:y2="15.895cm">
          <text:p/>
        </draw:line>
        <draw:line draw:style-name="gr2" draw:text-style-name="P3" draw:layer="layout" svg:x1="4.421cm" svg:y1="15.108cm" svg:x2="4.516cm" svg:y2="14.994cm">
          <text:p/>
        </draw:line>
        <draw:line draw:style-name="gr2" draw:text-style-name="P3" draw:layer="layout" svg:x1="2.83cm" svg:y1="15.22cm" svg:x2="2.925cm" svg:y2="15.106cm">
          <text:p/>
        </draw:line>
        <draw:frame draw:style-name="gr3" draw:text-style-name="P4" draw:layer="layout" svg:width="2.957cm" svg:height="0.758cm" svg:x="0.917cm" svg:y="15.473cm">
          <draw:text-box>
            <text:p text:style-name="P3"><text:span text:style-name="T1">экономическая</text:span></text:p>
          </draw:text-box>
        </draw:frame>
        <draw:frame draw:style-name="gr1" draw:text-style-name="P2" draw:layer="layout" svg:width="1.061cm" svg:height="0.645cm" svg:x="3.627cm" svg:y="15.468cm">
          <draw:text-box>
            <text:p text:style-name="P1"><text:span text:style-name="T1">-ую</text:span></text:p>
          </draw:text-box>
        </draw:frame>
        <draw:frame draw:style-name="gr3" draw:text-style-name="P4" draw:layer="layout" svg:width="0.769cm" svg:height="0.758cm" svg:x="3.085cm" svg:y="15.146cm">
          <draw:text-box>
            <text:p text:style-name="P3"><text:span text:style-name="T1">А</text:span></text:p>
          </draw:text-box>
        </draw:frame>
        <draw:line draw:style-name="gr2" draw:text-style-name="P3" draw:layer="layout" svg:x1="6.222cm" svg:y1="15.108cm" svg:x2="7.722cm" svg:y2="15.108cm">
          <text:p/>
        </draw:line>
        <draw:line draw:style-name="gr2" draw:text-style-name="P3" draw:layer="layout" svg:x1="7.023cm" svg:y1="15.895cm" svg:x2="7.022cm" svg:y2="15.108cm">
          <text:p/>
        </draw:line>
        <draw:line draw:style-name="gr2" draw:text-style-name="P3" draw:layer="layout" svg:x1="7.242cm" svg:y1="16.108cm" svg:x2="7.022cm" svg:y2="15.896cm">
          <text:p/>
        </draw:line>
        <draw:line draw:style-name="gr2" draw:text-style-name="P3" draw:layer="layout" svg:x1="7.722cm" svg:y1="15.109cm" svg:x2="7.817cm" svg:y2="14.995cm">
          <text:p/>
        </draw:line>
        <draw:line draw:style-name="gr2" draw:text-style-name="P3" draw:layer="layout" svg:x1="6.131cm" svg:y1="15.221cm" svg:x2="6.226cm" svg:y2="15.107cm">
          <text:p/>
        </draw:line>
        <draw:frame draw:style-name="gr3" draw:text-style-name="P4" draw:layer="layout" svg:width="2.716cm" svg:height="0.758cm" svg:x="4.518cm" svg:y="15.474cm">
          <draw:text-box>
            <text:p text:style-name="P3"><text:span text:style-name="T1">историческая</text:span></text:p>
          </draw:text-box>
        </draw:frame>
        <draw:frame draw:style-name="gr1" draw:text-style-name="P2" draw:layer="layout" svg:width="1.061cm" svg:height="0.645cm" svg:x="6.828cm" svg:y="15.469cm">
          <draw:text-box>
            <text:p text:style-name="P1"><text:span text:style-name="T1">-ую</text:span></text:p>
          </draw:text-box>
        </draw:frame>
        <draw:frame draw:style-name="gr3" draw:text-style-name="P4" draw:layer="layout" svg:width="0.769cm" svg:height="0.758cm" svg:x="6.386cm" svg:y="15.147cm">
          <draw:text-box>
            <text:p text:style-name="P3"><text:span text:style-name="T1">А</text:span></text:p>
          </draw:text-box>
        </draw:frame>
        <draw:frame draw:style-name="gr3" draw:text-style-name="P4" draw:layer="layout" svg:width="0.769cm" svg:height="0.758cm" svg:x="4.555cm" svg:y="16.862cm">
          <draw:text-box>
            <text:p text:style-name="P3"><text:span text:style-name="T1">E</text:span></text:p>
          </draw:text-box>
        </draw:frame>
        <draw:line draw:style-name="gr2" draw:text-style-name="P3" draw:layer="layout" svg:x1="4.906cm" svg:y1="16.919cm" svg:x2="3.616cm" svg:y2="16.051cm">
          <text:p/>
        </draw:line>
        <draw:line draw:style-name="gr2" draw:text-style-name="P3" draw:layer="layout" svg:x1="4.906cm" svg:y1="16.92cm" svg:x2="5.909cm" svg:y2="16.051cm">
          <text:p/>
        </draw:line>
        <draw:line draw:style-name="gr2" draw:text-style-name="P3" draw:layer="layout" svg:x1="4.913cm" svg:y1="18.265cm" svg:x2="4.912cm" svg:y2="17.478cm">
          <text:p/>
        </draw:line>
        <draw:line draw:style-name="gr2" draw:text-style-name="P3" draw:layer="layout" svg:x1="4.912cm" svg:y1="18.266cm" svg:x2="4.692cm" svg:y2="18.478cm">
          <text:p/>
        </draw:line>
        <draw:line draw:style-name="gr2" draw:text-style-name="P3" draw:layer="layout" svg:x1="4.111cm" svg:y1="17.478cm" svg:x2="5.611cm" svg:y2="17.478cm">
          <text:p/>
        </draw:line>
        <draw:line draw:style-name="gr2" draw:text-style-name="P3" draw:layer="layout" svg:x1="5.611cm" svg:y1="17.479cm" svg:x2="5.706cm" svg:y2="17.365cm">
          <text:p/>
        </draw:line>
        <draw:line draw:style-name="gr2" draw:text-style-name="P3" draw:layer="layout" svg:x1="4.02cm" svg:y1="17.591cm" svg:x2="4.115cm" svg:y2="17.477cm">
          <text:p/>
        </draw:line>
        <draw:line draw:style-name="gr2" draw:text-style-name="P3" draw:layer="layout" svg:x1="4.411cm" svg:y1="17.378cm" svg:x2="5.358cm" svg:y2="17.38cm">
          <text:p/>
        </draw:line>
        <draw:frame draw:style-name="gr4" draw:text-style-name="P4" draw:layer="layout" svg:width="1.713cm" svg:height="0.758cm" svg:x="5.033cm" svg:y="17.925cm">
          <draw:text-box>
            <text:p text:style-name="P3"><text:span text:style-name="T1">мнения</text:span></text:p>
          </draw:text-box>
        </draw:frame>
        <draw:frame draw:style-name="gr3" draw:text-style-name="P4" draw:layer="layout" svg:width="0.777cm" svg:height="0.758cm" svg:x="5.138cm" svg:y="17.554cm">
          <draw:text-box>
            <text:p text:style-name="P3"><text:span text:style-name="T1">О</text:span></text:p>
          </draw:text-box>
        </draw:frame>
        <draw:frame draw:style-name="gr3" draw:text-style-name="P4" draw:layer="layout" svg:width="0.769cm" svg:height="0.758cm" svg:x="5.395cm" svg:y="18.994cm">
          <draw:text-box>
            <text:p text:style-name="P3"><text:span text:style-name="T1">A</text:span></text:p>
          </draw:text-box>
        </draw:frame>
        <draw:line draw:style-name="gr2" draw:text-style-name="P3" draw:layer="layout" svg:x1="5.761cm" svg:y1="19.113cm" svg:x2="5.753cm" svg:y2="18.576cm">
          <text:p/>
        </draw:line>
        <draw:frame draw:style-name="gr3" draw:text-style-name="P4" draw:layer="layout" svg:width="0.769cm" svg:height="0.758cm" svg:x="3.49cm" svg:y="19.12cm">
          <draw:text-box>
            <text:p text:style-name="P3"><text:span text:style-name="T1">E</text:span></text:p>
          </draw:text-box>
        </draw:frame>
        <draw:line draw:style-name="gr2" draw:text-style-name="P3" draw:layer="layout" svg:x1="3.851cm" svg:y1="19.227cm" svg:x2="5.762cm" svg:y2="18.551cm">
          <text:p/>
        </draw:line>
        <draw:frame draw:style-name="gr3" draw:text-style-name="P4" draw:id="id1" draw:layer="layout" svg:width="1.006cm" svg:height="0.758cm" svg:x="3.291cm" svg:y="19.42cm">
          <draw:text-box>
            <text:p text:style-name="P3"><text:span text:style-name="T1">тут</text:span></text:p>
          </draw:text-box>
        </draw:frame>
        <draw:frame draw:style-name="gr3" draw:text-style-name="P4" draw:layer="layout" svg:width="1.594cm" svg:height="0.758cm" svg:x="4.996cm" svg:y="19.294cm">
          <draw:text-box>
            <text:p text:style-name="P3"><text:span text:style-name="T1">всякие</text:span></text:p>
          </draw:text-box>
        </draw:frame>
        <draw:frame draw:style-name="gr3" draw:text-style-name="P4" draw:layer="layout" svg:width="2.153cm" svg:height="0.758cm" svg:x="6.682cm" svg:y="19.3cm">
          <draw:text-box>
            <text:p text:style-name="P3"><text:span text:style-name="T1">возможны</text:span></text:p>
          </draw:text-box>
        </draw:frame>
        <draw:line draw:style-name="gr2" draw:text-style-name="P3" draw:layer="layout" svg:x1="8.837cm" svg:y1="19.496cm" svg:x2="6.062cm" svg:y2="17.532cm">
          <text:p/>
        </draw:line>
        <draw:path draw:style-name="gr5" draw:text-style-name="P3" draw:layer="layout" svg:width="1.894cm" svg:height="1.286cm" draw:transform="skewX (0.00767944870877359) rotate (-3.05676965194348) translate (6.16817753775931cm 18.8250718380454cm)" svg:viewBox="0 0 1895 1287" svg:d="m0-37273c1753 0 1852-1287 1852-1287l43 53">
          <text:p/>
        </draw:path>
        <draw:path draw:style-name="gr5" draw:text-style-name="P3" draw:layer="layout" svg:width="1.989cm" svg:height="1.417cm" draw:transform="skewX (0.015707963267946) rotate (0.0893608577020928) translate (6.87863650322851cm 19.6345991942426cm)" svg:viewBox="0 0 1990 1418" svg:d="m0 41758c1840 1 1945-1418 1945-1418l45 58">
          <text:p/>
        </draw:path>
        <draw:line draw:style-name="gr2" draw:text-style-name="P3" draw:layer="layout" svg:x1="6.997cm" svg:y1="21.046cm" svg:x2="4.314cm" svg:y2="18.97cm">
          <text:p/>
        </draw:line>
        <draw:path draw:style-name="gr6" draw:text-style-name="P3" draw:layer="layout" svg:width="0.88cm" svg:height="1.491cm" draw:transform="rotate (2.40768170312572) translate (6.43299999913303cm 5.29200000096118cm)" svg:viewBox="0 0 881 1492" svg:d="m0 758c1538 0 596 1450 596 1450l37 42">
          <text:p/>
        </draw:path>
        <draw:connector draw:style-name="gr7" draw:text-style-name="P3" draw:layer="layout" draw:type="curve" draw:line-skew="-1.793cm" svg:x1="3.291cm" svg:y1="19.799cm" svg:x2="6.276cm" svg:y2="5.305cm" draw:start-shape="id1" draw:start-glue-point="3" draw:end-shape="id2" draw:end-glue-point="3" svg:d="m3291 19799c-3441 0-4933-14494 2985-144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21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6:35:11</dc:date>
    <dc:creator>artur </dc:creator>
    <meta:editing-duration>PT16H44M38S</meta:editing-duration>
    <meta:editing-cycles>75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35"/>
  </office:meta>
</office:document-meta>
</file>